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30pt" style:font-size-asian="30pt" style:font-size-complex="30pt"/>
    </style:style>
    <style:style style:name="P4" style:family="paragraph" style:parent-style-name="Standard">
      <style:text-properties fo:font-size="30pt" style:text-underline-style="solid" style:text-underline-width="auto" style:text-underline-color="font-color" style:font-size-asian="30pt" style:font-size-complex="3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4">Casos de uso corregidos</text:p>
      <text:p text:style-name="Standard"/>
      <text:p text:style-name="Standard"><text:span text:style-name="T1">Caso de uso:</text:span> Buscar contacto en la agenda.</text:p>
      <text:p text:style-name="P2"><text:span text:style-name="T1">Actor principal: </text:span>Secretario/a.</text:p>
      <text:p text:style-name="Standard"><text:span text:style-name="T1">Nivel:</text:span> General.</text:p>
      <text:p text:style-name="Standard"><text:span text:style-name="T1">Ámbito</text:span>: clínica (organización).</text:p>
      <text:p text:style-name="Standard"><text:span text:style-name="T1">Precondiciones</text:span>: </text:p>
      <text:p text:style-name="Standard">Que al menos haya un contacto en la agenda</text:p>
      <text:p text:style-name="P1">Escenario principal con éxito:</text:p>
      <text:p text:style-name="Standard">1. El secretario/a escribe el apellido del contacto que desea buscar en la opción de búsqueda de la agenda.</text:p>
      <text:p text:style-name="Standard">2. El sistema muestra por pantalla aquel o aquellos contactos que contengan dicho apellido.</text:p>
      <text:p text:style-name="P1">Escenarios alternativos:</text:p>
      <text:p text:style-name="Standard">2.a. El secretario/a escribe un contacto que no esta registrado en la base de datos por lo que no devuelve nada.</text:p>
      <text:p text:style-name="Standard"/>
      <text:p text:style-name="Standard"/>
      <text:p text:style-name="Standard"><text:span text:style-name="T1">Caso de uso:</text:span> Ordenar contactos en la agenda.</text:p>
      <text:p text:style-name="Standard"><text:span text:style-name="T1">Actor principal:</text:span> Secretario/a.</text:p>
      <text:p text:style-name="Standard"><text:span text:style-name="T1">Nivel</text:span>: General.</text:p>
      <text:p text:style-name="Standard"><text:span text:style-name="T1">Ámbito</text:span>: clínica (organización).</text:p>
      <text:p text:style-name="P1">Precondiciones:</text:p>
      <text:p text:style-name="P2">Que al menos haya 2 contactos en la agenda</text:p>
      <text:p text:style-name="P1">Escenario principal con éxito:</text:p>
      <text:p text:style-name="Standard">1. El sistema muestra la agenda ordenada por el requisito especificado.</text:p>
      <text:p text:style-name="P1">Escenarios alternativos:</text:p>
      <text:p text:style-name="Standard">1.a. No existe ningún contacto en la agenda y por lo tanto no puede ordenar nada.</text:p>
      <text:p text:style-name="Standard"/>
      <text:p text:style-name="P1"/>
      <text:p text:style-name="Standard"><text:span text:style-name="T1">Caso de uso:</text:span> Insertar contacto en la agenda.</text:p>
      <text:p text:style-name="Standard"><text:span text:style-name="T1">Actor principal:</text:span> Secretario/a.</text:p>
      <text:p text:style-name="Standard"><text:span text:style-name="T1">Nivel</text:span>: General.</text:p>
      <text:p text:style-name="Standard"><text:span text:style-name="T1">Ámbito</text:span>: clínica (organización).</text:p>
      <text:p text:style-name="P1">Escenario principal con éxito:</text:p>
      <text:p text:style-name="Standard">1. El secretario selecciona la opción “añadir”</text:p>
      <text:p text:style-name="Standard">2. El secretario/a introduce el contacto que desea crear .</text:p>
      <text:p text:style-name="Standard">3. El sistema busca si el contacto ya existe, en caso de que no exista lo crea, en caso de ya existir pregunta al usuario si quiere sobre escribirlo.</text:p>
      <text:p text:style-name="Standard"><text:span text:style-name="T1">Escenario </text:span><text:span text:style-name="T1">Alternativo</text:span>:</text:p>
      <text:p text:style-name="Standard">2.a Si no están rellenos los campos básicos <text:s/>o hay errores de tipo y rango volvemos a empezar 2 (recoger datos).</text:p>
      <text:p text:style-name="Standard"><text:span text:style-name="T1">Postcondición</text:span>:</text:p>
      <text:p text:style-name="Standard">El fichero de datos contendrá el nuevo contacto.</text:p>
      <text:p text:style-name="Standard"/>
      <text:p text:style-name="Standard">Prueba</text:p>
      <text:p text:style-name="Standard"/>
      <text:p text:style-name="Standard"><text:soft-page-break/><text:span text:style-name="T1">Caso de uso:</text:span><text:span text:style-name="T2"> Borrar</text:span> <text:s/>contacto de la agenda.</text:p>
      <text:p text:style-name="Standard"><text:span text:style-name="T1">Actor</text:span> <text:span text:style-name="T1">principal</text:span>: Secretario/a.</text:p>
      <text:p text:style-name="Standard"><text:span text:style-name="T1">Nivel</text:span>: General.</text:p>
      <text:p text:style-name="Standard"><text:span text:style-name="T1">Ámbito</text:span>: clínica (organización).</text:p>
      <text:p text:style-name="P1">Precondiciones:</text:p>
      <text:p text:style-name="P2">Que al menos haya un contacto para borrar</text:p>
      <text:p text:style-name="P1">Escenario principal con éxito:</text:p>
      <text:p text:style-name="Standard">1. El secretario/a escribe el contacto que desea buscar en la opción de búsqueda de la agenda para borrarlo.</text:p>
      <text:p text:style-name="Standard">2. El sistema muestra por pantalla aquel contacto que se ha introducido para borrarlo.</text:p>
      <text:p text:style-name="Standard">3. El sistema pregunta al usuario si desea borrarlo.</text:p>
      <text:p text:style-name="Standard">4. El sistema borra el usuario</text:p>
      <text:p text:style-name="P1">Postcondición:</text:p>
      <text:p text:style-name="P2">El contacto ya no existirá en la agenda de contactos, habrá sido borrad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Caso de uso</text:span>: Modificar contacto de la agenda.</text:p>
      <text:p text:style-name="Standard"><text:span text:style-name="T1">Actor</text:span> <text:span text:style-name="T1">principal</text:span>: Secretario/a.</text:p>
      <text:p text:style-name="Standard"><text:span text:style-name="T1">Nivel</text:span>: General.</text:p>
      <text:p text:style-name="Standard"><text:span text:style-name="T1">Ámbito</text:span>: clínica (organización).</text:p>
      <text:p text:style-name="P1">Precondiciones:</text:p>
      <text:p text:style-name="P2">Que al menos haya un contacto para poder borrar</text:p>
      <text:p text:style-name="P1">Escenario principal con éxito:</text:p>
      <text:p text:style-name="Standard">1. El secretario/a escribe el contacto que desea buscar en la opción de búsqueda de la agenda para editar alguna de sus características.</text:p>
      <text:p text:style-name="Standard">2. El sistema muestra por pantalla el contacto con todas sus características.</text:p>
      <text:p text:style-name="Standard">3. El usuario señala que características. desea modificar.</text:p>
      <text:p text:style-name="Standard">4. El sistema guarda el contacto con las nuevas características. en un nuevo contacto y borra el antiguo.</text:p>
      <text:p text:style-name="P1">Escenarios alternativos:</text:p>
      <text:p text:style-name="Standard">1.a. El secretario/a escribe un contacto que no esta registrado en la base de datos por lo que no devuelve nada.</text:p>
      <text:p text:style-name="Standard">3.a. No existe alguna de las características. que el usuario desea modificar.</text:p>
      <text:p text:style-name="P1">Postcondición:</text:p>
      <text:p text:style-name="Standard">El fichero de datos contendrá el contacto modificado</text:p>
      <text:p text:style-name="Standard"/>
      <text:p text:style-name="Standard"/>
      <text:p text:style-name="Standard"><text:span text:style-name="T1">Caso</text:span> <text:span text:style-name="T1">de</text:span> <text:span text:style-name="T1">uso</text:span>: Imprimir contacto de la agenda.</text:p>
      <text:p text:style-name="Standard"><text:span text:style-name="T1">Actor</text:span> <text:span text:style-name="T1">principal</text:span>: Secretario/a.</text:p>
      <text:p text:style-name="Standard"><text:span text:style-name="T1">Nivel</text:span>: General.</text:p>
      <text:p text:style-name="Standard"><text:span text:style-name="T1">Ámbito</text:span>: clínica (organización).</text:p>
      <text:p text:style-name="P1">Escenario principal con éxito:</text:p>
      <text:p text:style-name="Standard">1. El secretario/a escribe el contacto que desea buscar en la opción de búsqueda de la agenda para imprimirlo o selecciona imprimir todos los contactos de la agenda.</text:p>
      <text:p text:style-name="Standard">2. El sistema muestra por pantalla una muestra de lo que se va a imprimir, y pide seleccionar la impresora para proceder a la impresión.</text:p>
      <text:p text:style-name="Standard"><text:span text:style-name="T1">Escenarios</text:span> <text:span text:style-name="T1">alternativos</text:span>:</text:p>
      <text:p text:style-name="Standard">1.a. El secretario/a escribe un contacto que no esta registrado en la base de datos por lo que no <text:soft-page-break/>devuelve nada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1-16T17:33:52.466179372</meta:creation-date>
    <dc:date>2014-11-20T13:12:57</dc:date>
    <meta:editing-duration>PT13M27S</meta:editing-duration>
    <meta:editing-cycles>10</meta:editing-cycles>
    <meta:generator>OpenOffice/4.1.1$Unix OpenOffice.org_project/411m6$Build-9775</meta:generator>
    <meta:document-statistic meta:table-count="0" meta:image-count="0" meta:object-count="0" meta:page-count="3" meta:paragraph-count="73" meta:word-count="570" meta:character-count="3574"/>
    <dc:creator>Antonio Maestre Rosa</dc:creator>
  </office:meta>
</office:document-meta>
</file>